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46/content.xml" manifest:media-type="text/xml"/>
  <manifest:file-entry manifest:full-path="Object 46/meta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44/styles.xml" manifest:media-type="text/xml"/>
  <manifest:file-entry manifest:full-path="Object 44/meta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Pictures/2000000E000000DF000000DFF00D22EC.svm" manifest:media-type=""/>
  <manifest:file-entry manifest:full-path="Object 1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47/content.xml" manifest:media-type="text/xml"/>
  <manifest:file-entry manifest:full-path="Object 47/meta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tyles.xml" manifest:media-type="text/xml"/>
  <manifest:file-entry manifest:full-path="Object 42/meta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1/style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55/content.xml" manifest:media-type="text/xml"/>
  <manifest:file-entry manifest:full-path="Object 55/styles.xml" manifest:media-type="text/xml"/>
  <manifest:file-entry manifest:full-path="Object 55/meta.xml" manifest:media-type="text/xml"/>
  <manifest:file-entry manifest:full-path="Object 55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59/content.xml" manifest:media-type="text/xml"/>
  <manifest:file-entry manifest:full-path="Object 59/styles.xml" manifest:media-type="text/xml"/>
  <manifest:file-entry manifest:full-path="Object 59/meta.xml" manifest:media-type="text/xml"/>
  <manifest:file-entry manifest:full-path="Object 59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52/styles.xml" manifest:media-type="text/xml"/>
  <manifest:file-entry manifest:full-path="Object 52/meta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77/styles.xml" manifest:media-type="text/xml"/>
  <manifest:file-entry manifest:full-path="Object 77/meta.xml" manifest:media-type="text/xml"/>
  <manifest:file-entry manifest:full-path="Object 77/content.xml" manifest:media-type="text/xml"/>
  <manifest:file-entry manifest:full-path="Object 77/" manifest:media-type="application/vnd.oasis.opendocument.chart"/>
  <manifest:file-entry manifest:full-path="Object 78/meta.xml" manifest:media-type="text/xml"/>
  <manifest:file-entry manifest:full-path="Object 78/content.xml" manifest:media-type="text/xml"/>
  <manifest:file-entry manifest:full-path="Object 78/styles.xml" manifest:media-type="text/xml"/>
  <manifest:file-entry manifest:full-path="Object 78/" manifest:media-type="application/vnd.oasis.opendocument.chart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79/styles.xml" manifest:media-type="text/xml"/>
  <manifest:file-entry manifest:full-path="Object 79/content.xml" manifest:media-type="text/xml"/>
  <manifest:file-entry manifest:full-path="Object 79/meta.xml" manifest:media-type="text/xml"/>
  <manifest:file-entry manifest:full-path="Object 79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Object 80/content.xml" manifest:media-type="text/xml"/>
  <manifest:file-entry manifest:full-path="Object 80/styles.xml" manifest:media-type="text/xml"/>
  <manifest:file-entry manifest:full-path="Object 80/meta.xml" manifest:media-type="text/xml"/>
  <manifest:file-entry manifest:full-path="Object 80/" manifest:media-type="application/vnd.oasis.opendocument.chart"/>
  <manifest:file-entry manifest:full-path="Object 81/content.xml" manifest:media-type="text/xml"/>
  <manifest:file-entry manifest:full-path="Object 81/styles.xml" manifest:media-type="text/xml"/>
  <manifest:file-entry manifest:full-path="Object 81/meta.xml" manifest:media-type="text/xml"/>
  <manifest:file-entry manifest:full-path="Object 81/" manifest:media-type="application/vnd.oasis.opendocument.chart"/>
  <manifest:file-entry manifest:full-path="Object 60/content.xml" manifest:media-type="text/xml"/>
  <manifest:file-entry manifest:full-path="Object 60/styles.xml" manifest:media-type="text/xml"/>
  <manifest:file-entry manifest:full-path="Object 60/meta.xml" manifest:media-type="text/xml"/>
  <manifest:file-entry manifest:full-path="Object 60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2/content.xml" manifest:media-type="text/xml"/>
  <manifest:file-entry manifest:full-path="Object 62/styles.xml" manifest:media-type="text/xml"/>
  <manifest:file-entry manifest:full-path="Object 62/meta.xml" manifest:media-type="text/xml"/>
  <manifest:file-entry manifest:full-path="Object 62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50/Pictures/2000000E000000DF000000DFF00D22EC.svm" manifest:media-type="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82/styles.xml" manifest:media-type="text/xml"/>
  <manifest:file-entry manifest:full-path="Object 82/meta.xml" manifest:media-type="text/xml"/>
  <manifest:file-entry manifest:full-path="Object 82/content.xml" manifest:media-type="text/xml"/>
  <manifest:file-entry manifest:full-path="Object 8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1/content.xml" manifest:media-type="text/xml"/>
  <manifest:file-entry manifest:full-path="Object 61/styles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2846in" svg:height="3.5508in" svg:x="6.2102in" svg:y="8.1567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.4929in" svg:height="3.5429in" svg:x="18.6669in" svg:y="12.2102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4.5291in" svg:height="3.5429in" svg:x="13.3217in" svg:y="12.2075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5.248in" svg:height="3.539in" svg:x="13.3457in" svg:y="8.2287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3957in" svg:height="3.5484in" svg:x="6.198in" svg:y="3.8118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3209in" svg:height="3.5429in" svg:x="5.3335in" svg:y="9.0362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2724in" svg:height="3.5362in" svg:x="12.4445in" svg:y="9.014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4.3839in" svg:height="3.5362in" svg:x="20.4445in" svg:y="3.824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5.7228in" svg:height="3.5429in" svg:x="6.2224in" svg:y="32.0587in">
            <draw:object draw:notify-on-update-of-ranges="'di vs rf'.A191:'di vs rf'.A197 'di vs rf'.B190:'di vs rf'.B190 'di vs rf'.B191:'di vs rf'.B197 'di vs rf'.C190:'di vs rf'.C190 'di vs rf'.C191:'di vs rf'.C197 'di vs rf'.D190:'di vs rf'.D190 'di vs rf'.D191:'di vs rf'.D197 'di vs rf'.E190:'di vs rf'.E190 'di vs rf'.E191:'di vs rf'.E197 'di vs rf'.F190:'di vs rf'.F190 'di vs rf'.F191:'di vs rf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5.4669in" svg:height="3.5429in" svg:x="13.3217in" svg:y="32.0559in">
            <draw:object draw:notify-on-update-of-ranges="'di vs rf'.A201:'di vs rf'.A207 'di vs rf'.D200:'di vs rf'.D200 'di vs rf'.D201:'di vs rf'.D207 'di vs rf'.E200:'di vs rf'.E200 'di vs rf'.E201:'di vs rf'.E207 'di vs rf'.F200:'di vs rf'.F200 'di vs rf'.F201:'di vs rf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rf'.A215:'di vs rf'.A221 'di vs rf'.C214:'di vs rf'.C214 'di vs rf'.C215:'di vs rf'.C221 'di vs rf'.D214:'di vs rf'.D214 'di vs rf'.D215:'di vs rf'.D221 'di vs rf'.E214:'di vs rf'.E214 'di vs rf'.E215:'di vs rf'.E221 'di vs rf'.F214:'di vs rf'.F214 'di vs rf'.F215:'di vs rf'.F221 'di vs rf'.G214:'di vs rf'.G214 'di vs rf'.G215:'di vs rf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rf'.A225:'di vs rf'.A231 'di vs rf'.C224:'di vs rf'.C224 'di vs rf'.C225:'di vs rf'.C231 'di vs rf'.D224:'di vs rf'.D224 'di vs rf'.D225:'di vs rf'.D231 'di vs rf'.E224:'di vs rf'.E224 'di vs rf'.E225:'di vs rf'.E231 'di vs rf'.F224:'di vs rf'.F224 'di vs rf'.F225:'di vs rf'.F231 'di vs rf'.G224:'di vs rf'.G224 'di vs rf'.G225:'di vs rf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4.3461in" svg:height="3.5429in" svg:x="14.211in" svg:y="21.5843in">
            <draw:object draw:notify-on-update-of-ranges="'di vs rf'.K130:'di vs rf'.K135 'di vs rf'.L129:'di vs rf'.L129 'di vs rf'.L130:'di vs rf'.L135 'di vs rf'.M129:'di vs rf'.M129 'di vs rf'.M130:'di vs rf'.M135 'di vs rf'.N129:'di vs rf'.N129 'di vs rf'.N130:'di vs rf'.N135 'di vs rf'.O129:'di vs rf'.O129 'di vs rf'.O130:'di vs rf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4.4197in" svg:height="3.5429in" svg:x="19.5563in" svg:y="21.5835in">
            <draw:object draw:notify-on-update-of-ranges="'di vs rf'.K141:'di vs rf'.K146 'di vs rf'.N140:'di vs rf'.N140 'di vs rf'.N141:'di vs rf'.N146 'di vs rf'.O140:'di vs rf'.O140 'di vs rf'.O141:'di vs rf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rf'.K151:'di vs rf'.K156 'di vs rf'.L150:'di vs rf'.L150 'di vs rf'.L151:'di vs rf'.L156 'di vs rf'.M150:'di vs rf'.M150 'di vs rf'.M151:'di vs rf'.M156 'di vs rf'.N150:'di vs rf'.N150 'di vs rf'.N151:'di vs rf'.N156 'di vs rf'.P150:'di vs rf'.P150 'di vs rf'.P151:'di vs rf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rf'.K161:'di vs rf'.K166 'di vs rf'.L160:'di vs rf'.L160 'di vs rf'.L161:'di vs rf'.L166 'di vs rf'.M160:'di vs rf'.M160 'di vs rf'.M161:'di vs rf'.M166 'di vs rf'.N160:'di vs rf'.N160 'di vs rf'.N161:'di vs rf'.N166 'di vs rf'.P160:'di vs rf'.P160 'di vs rf'.P161:'di vs rf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09:51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30T16:12:08</dc:date>
    <meta:editing-duration>P2DT3H57M43S</meta:editing-duration>
    <meta:editing-cycles>229</meta:editing-cycles>
    <meta:print-date>2013-10-16T17:09:16</meta:print-date>
    <meta:document-statistic meta:table-count="2" meta:cell-count="2159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 xlink:href="Pictures/2000000E000000DF000000DFF00D22EC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9:'di vs rf'.E11 'di vs rf'.B8:'di vs rf'.E8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33cm" svg:y="8.076cm" chart:style-name="ch5">
              <text:p>Process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6:'di vs rf'.E61 'di vs rf'.B55:'di vs rf'.E55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5:'di vs rf'.C70 'di vs rf'.B64:'di vs rf'.C64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45:'di vs rf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45:'di vs rf'.B51" chart:label-cell-address="'di vs rf'.B44:'di vs rf'.B44" chart:class="chart:bar">
            <chart:data-point chart:repeated="7"/>
          </chart:series>
          <chart:series chart:style-name="ch10" chart:values-cell-range-address="'di vs rf'.C45:'di vs rf'.C51" chart:label-cell-address="'di vs rf'.C44:'di vs rf'.C44" chart:class="chart:bar">
            <chart:data-point chart:repeated="7"/>
          </chart:series>
          <chart:series chart:style-name="ch11" chart:values-cell-range-address="'di vs rf'.D45:'di vs rf'.D51" chart:label-cell-address="'di vs rf'.D44:'di vs rf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625cm" svg:y="0.855cm" svg:width="6.504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rs'.A82:'cc vs rs'.F88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2.989cm" svg:y="7.92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rf'.K141:'di vs rf'.K146 'di vs rf'.N140:'di vs rf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rs'.C91:'cc vs rs'.F97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2.894cm" svg:y="7.983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A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81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1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9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2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3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2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5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3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8.595cm" svg:y="7.971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5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33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rf'.K141:'di vs rf'.K146 'di vs rf'.N140:'di vs rf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21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L150:'di vs rf'.N150 'di vs rf'.P150:'di vs rf'.P15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4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L160:'di vs rf'.N160 'di vs rf'.P160:'di vs rf'.P16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8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5:'di vs rf'.C70 'di vs rf'.B64:'di vs rf'.C64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6.99cm" svg:y="8.093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6.99cm" svg:y="8.093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rs'.A83:'cc vs rs'.F88 'cc vs rs'.B82:'cc vs rs'.F82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5.581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rs'.A60:'cc vs rs'.D65 'cc vs rs'.B59:'cc vs rs'.D59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rs'.A60:'cc vs rs'.A65"/>
          </chart:axis>
          <chart:axis chart:dimension="y" chart:name="primary-y" chart:style-name="ch4">
            <chart:title svg:x="6.942cm" svg:y="8.067cm" chart:style-name="ch5">
              <text:p>Cycles</text:p>
            </chart:title>
            <chart:grid chart:style-name="ch6" chart:class="major"/>
          </chart:axis>
          <chart:series chart:style-name="ch7" chart:values-cell-range-address="'cc vs rs'.B60:'cc vs rs'.B65" chart:label-cell-address="'cc vs rs'.B59:'cc vs rs'.B59" chart:class="chart:bar">
            <chart:data-point chart:repeated="6"/>
          </chart:series>
          <chart:series chart:style-name="ch8" chart:values-cell-range-address="'cc vs rs'.C60:'cc vs rs'.C65" chart:label-cell-address="'cc vs rs'.C59:'cc vs rs'.C59" chart:class="chart:bar">
            <chart:data-point chart:repeated="6"/>
          </chart:series>
          <chart:series chart:style-name="ch9" chart:values-cell-range-address="'cc vs rs'.D60:'cc vs rs'.D65" chart:label-cell-address="'cc vs rs'.D59:'cc vs rs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rs'.C92:'cc vs rs'.F97 'cc vs rs'.D91:'cc vs rs'.F91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5.639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rs'.A59:'cc vs rs'.D65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rs'.A60:'cc vs rs'.A65"/>
          </chart:axis>
          <chart:axis chart:dimension="y" chart:name="primary-y" chart:style-name="ch4">
            <chart:title svg:x="8.485cm" svg:y="7.915cm" chart:style-name="ch5">
              <text:p>Cycles</text:p>
            </chart:title>
            <chart:grid chart:style-name="ch6" chart:class="major"/>
          </chart:axis>
          <chart:series chart:style-name="ch7" chart:values-cell-range-address="'cc vs rs'.B60:'cc vs rs'.B65" chart:label-cell-address="'cc vs rs'.B59:'cc vs rs'.B59" chart:class="chart:bar">
            <chart:data-point chart:repeated="6"/>
          </chart:series>
          <chart:series chart:style-name="ch8" chart:values-cell-range-address="'cc vs rs'.C60:'cc vs rs'.C65" chart:label-cell-address="'cc vs rs'.C59:'cc vs rs'.C59" chart:class="chart:bar">
            <chart:data-point chart:repeated="6"/>
          </chart:series>
          <chart:series chart:style-name="ch9" chart:values-cell-range-address="'cc vs rs'.D60:'cc vs rs'.D65" chart:label-cell-address="'cc vs rs'.D59:'cc vs rs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rs'.A59:'cc vs rs'.D65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rs'.A60:'cc vs rs'.A65"/>
          </chart:axis>
          <chart:axis chart:dimension="y" chart:name="primary-y" chart:style-name="ch4">
            <chart:title svg:x="8.485cm" svg:y="7.915cm" chart:style-name="ch5">
              <text:p>Cycles</text:p>
            </chart:title>
            <chart:grid chart:style-name="ch6" chart:class="major"/>
          </chart:axis>
          <chart:series chart:style-name="ch7" chart:values-cell-range-address="'cc vs rs'.B60:'cc vs rs'.B65" chart:label-cell-address="'cc vs rs'.B59:'cc vs rs'.B59" chart:class="chart:bar">
            <chart:data-point chart:repeated="6"/>
          </chart:series>
          <chart:series chart:style-name="ch8" chart:values-cell-range-address="'cc vs rs'.C60:'cc vs rs'.C65" chart:label-cell-address="'cc vs rs'.C59:'cc vs rs'.C59" chart:class="chart:bar">
            <chart:data-point chart:repeated="6"/>
          </chart:series>
          <chart:series chart:style-name="ch9" chart:values-cell-range-address="'cc vs rs'.D60:'cc vs rs'.D65" chart:label-cell-address="'cc vs rs'.D59:'cc vs rs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rs'.A59:'cc vs rs'.D65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rs'.A60:'cc vs rs'.A65"/>
          </chart:axis>
          <chart:axis chart:dimension="y" chart:name="primary-y" chart:style-name="ch4">
            <chart:title svg:x="8.485cm" svg:y="7.915cm" chart:style-name="ch5">
              <text:p>Cycles</text:p>
            </chart:title>
            <chart:grid chart:style-name="ch6" chart:class="major"/>
          </chart:axis>
          <chart:series chart:style-name="ch7" chart:values-cell-range-address="'cc vs rs'.B60:'cc vs rs'.B65" chart:label-cell-address="'cc vs rs'.B59:'cc vs rs'.B59" chart:class="chart:bar">
            <chart:data-point chart:repeated="6"/>
          </chart:series>
          <chart:series chart:style-name="ch8" chart:values-cell-range-address="'cc vs rs'.C60:'cc vs rs'.C65" chart:label-cell-address="'cc vs rs'.C59:'cc vs rs'.C59" chart:class="chart:bar">
            <chart:data-point chart:repeated="6"/>
          </chart:series>
          <chart:series chart:style-name="ch9" chart:values-cell-range-address="'cc vs rs'.D60:'cc vs rs'.D65" chart:label-cell-address="'cc vs rs'.D59:'cc vs rs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6.99cm" svg:y="8.093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8.595cm" svg:y="7.971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rs'.A82:'cc vs rs'.F88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2.989cm" svg:y="7.92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rs'.A82:'cc vs rs'.F88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2.989cm" svg:y="7.92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rs'.C91:'cc vs rs'.F97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2.893cm" svg:y="7.983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 xlink:href="Pictures/2000000E000000DF000000DFF00D22EC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8:'cc vs rs'.E10 'cc vs rs'.B7:'cc vs rs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3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3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2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5:'di vs rf'.F31 'di vs rf'.B24:'di vs rf'.F24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5:'di vs rf'.F31 'di vs rf'.B24:'di vs rf'.F24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932cm" svg:y="3.072cm" style:legend-expansion="high" chart:style-name="ch2"/>
        <chart:plot-area chart:style-name="ch3" table:cell-range-address="'di vs rf'.A190:'di vs rf'.F197" chart:data-source-has-labels="both" svg:x="1.423cm" svg:y="0.855cm" svg:width="8.929cm" svg:height="6.862cm">
          <chartooo:coordinate-region svg:x="1.912cm" svg:y="0.855cm" svg:width="8.2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423cm" svg:y="0.855cm" svg:width="8.727cm" svg:height="6.862cm">
          <chartooo:coordinate-region svg:x="1.912cm" svg:y="0.855cm" svg:width="7.998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6:'di vs rf'.E61 'di vs rf'.B55:'di vs rf'.E55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3:'di vs rf'.E5 'di vs rf'.B2:'di vs rf'.E2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33cm" svg:y="8.076cm" chart:style-name="ch5">
              <text:p>Process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